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 style:data-style-name="N0"/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  <table:table-cell office:value-type="string" calcext:value-type="string">
            <text:p>Logit fidelity</text:p>
          </table:table-cell>
          <table:table-cell office:value-type="string" calcext:value-type="string">
            <text:p>Adj. Fidelity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447403" calcext:value-type="float">
            <text:p>0.0000447403</text:p>
          </table:table-cell>
          <table:table-cell table:formula="of:=IF([.B2]=0; 0; LN([.B2]/(1-[.B2])))" office:value-type="float" office:value="-10.0145911552149" calcext:value-type="float">
            <text:p>-10.0145911552149</text:p>
          </table:table-cell>
          <table:table-cell table:formula="of:=IF([.B2]=0; 0; IF([.B2]=1; 1; 1/(1+EXP(-[.C2]-0.00365582172062786 ))))" office:value-type="float" office:value="0.0000449041545448977" calcext:value-type="float">
            <text:p>4.49041545448977E-0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16463" calcext:value-type="float">
            <text:p>0.00000016463</text:p>
          </table:table-cell>
          <table:table-cell table:formula="of:=IF([.B3]=0; 0; LN([.B3]/(1-[.B3])))" office:value-type="float" office:value="-15.6195651406565" calcext:value-type="float">
            <text:p>-15.6195651406565</text:p>
          </table:table-cell>
          <table:table-cell table:formula="of:=IF([.B3]=0; 0; IF([.B3]=1; 1; 1/(1+EXP(-[.C3]-0.00365582172062786 ))))" office:value-type="float" office:value="0.00000016523295931475" calcext:value-type="float">
            <text:p>1.65232959314753E-07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0185769" calcext:value-type="float">
            <text:p>0.0000000185769</text:p>
          </table:table-cell>
          <table:table-cell table:formula="of:=IF([.B4]=0; 0; LN([.B4]/(1-[.B4])))" office:value-type="float" office:value="-17.8013469449752" calcext:value-type="float">
            <text:p>-17.8013469449752</text:p>
          </table:table-cell>
          <table:table-cell table:formula="of:=IF([.B4]=0; 0; IF([.B4]=1; 1; 1/(1+EXP(-[.C4]-0.00365582172062786 ))))" office:value-type="float" office:value="0.00000001864493812511" calcext:value-type="float">
            <text:p>1.86449381251059E-08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00000139224" calcext:value-type="float">
            <text:p>0.00000000139224</text:p>
          </table:table-cell>
          <table:table-cell table:formula="of:=IF([.B5]=0; 0; LN([.B5]/(1-[.B5])))" office:value-type="float" office:value="-20.3923518747104" calcext:value-type="float">
            <text:p>-20.3923518747104</text:p>
          </table:table-cell>
          <table:table-cell table:formula="of:=IF([.B5]=0; 0; IF([.B5]=1; 1; 1/(1+EXP(-[.C5]-0.00365582172062786 ))))" office:value-type="float" office:value="0.00000000139733909624" calcext:value-type="float">
            <text:p>1.39733909623948E-09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]=0; 0; LN([.B6]/(1-[.B6])))" office:value-type="float" office:value="0" calcext:value-type="float">
            <text:p>0</text:p>
          </table:table-cell>
          <table:table-cell table:formula="of:=IF([.B6]=0; 0; IF([.B6]=1; 1; 1/(1+EXP(-[.C6]-0.00365582172062786 ))))" office:value-type="float" office:value="0" calcext:value-type="float">
            <text:p>0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0000000000783131" calcext:value-type="float">
            <text:p>7.83131E-12</text:p>
          </table:table-cell>
          <table:table-cell table:formula="of:=IF([.B7]=0; 0; LN([.B7]/(1-[.B7])))" office:value-type="float" office:value="-25.5728913146757" calcext:value-type="float">
            <text:p>-25.5728913146757</text:p>
          </table:table-cell>
          <table:table-cell table:formula="of:=IF([.B7]=0; 0; IF([.B7]=1; 1; 1/(1+EXP(-[.C7]-0.00365582172062786 ))))" office:value-type="float" office:value="0.00000000000785999227" calcext:value-type="float">
            <text:p>7.85999226988643E-12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0000000694555" calcext:value-type="float">
            <text:p>6.94555E-10</text:p>
          </table:table-cell>
          <table:table-cell table:formula="of:=IF([.B8]=0; 0; LN([.B8]/(1-[.B8])))" office:value-type="float" office:value="-21.0877497625107" calcext:value-type="float">
            <text:p>-21.0877497625107</text:p>
          </table:table-cell>
          <table:table-cell table:formula="of:=IF([.B8]=0; 0; IF([.B8]=1; 1; 1/(1+EXP(-[.C8]-0.00365582172062786 ))))" office:value-type="float" office:value="0.00000000069709881629" calcext:value-type="float">
            <text:p>6.97098816289642E-10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0132665" calcext:value-type="float">
            <text:p>0.0000000132665</text:p>
          </table:table-cell>
          <table:table-cell table:formula="of:=IF([.B9]=0; 0; LN([.B9]/(1-[.B9])))" office:value-type="float" office:value="-18.1380237629506" calcext:value-type="float">
            <text:p>-18.1380237629506</text:p>
          </table:table-cell>
          <table:table-cell table:formula="of:=IF([.B9]=0; 0; IF([.B9]=1; 1; 1/(1+EXP(-[.C9]-0.00365582172062786 ))))" office:value-type="float" office:value="0.00000001331508871994" calcext:value-type="float">
            <text:p>1.3315088719944E-08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0.0000000000166907" calcext:value-type="float">
            <text:p>1.66907E-11</text:p>
          </table:table-cell>
          <table:table-cell table:formula="of:=IF([.B10]=0; 0; LN([.B10]/(1-[.B10])))" office:value-type="float" office:value="-24.8161694378354" calcext:value-type="float">
            <text:p>-24.8161694378354</text:p>
          </table:table-cell>
          <table:table-cell table:formula="of:=IF([.B10]=0; 0; IF([.B10]=1; 1; 1/(1+EXP(-[.C10]-0.00365582172062786 ))))" office:value-type="float" office:value="0.0000000000167518299" calcext:value-type="float">
            <text:p>1.67518298955078E-11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123263" calcext:value-type="float">
            <text:p>0.00123263</text:p>
          </table:table-cell>
          <table:table-cell table:formula="of:=IF([.B11]=0; 0; LN([.B11]/(1-[.B11])))" office:value-type="float" office:value="-6.69737179062306" calcext:value-type="float">
            <text:p>-6.69737179062306</text:p>
          </table:table-cell>
          <table:table-cell table:formula="of:=IF([.B11]=0; 0; IF([.B11]=1; 1; 1/(1+EXP(-[.C11]-0.00365582172062786 ))))" office:value-type="float" office:value="0.00123713893755266" calcext:value-type="float">
            <text:p>0.00123713893755266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2]=0; 0; LN([.B12]/(1-[.B12])))" office:value-type="float" office:value="0" calcext:value-type="float">
            <text:p>0</text:p>
          </table:table-cell>
          <table:table-cell table:formula="of:=IF([.B12]=0; 0; IF([.B12]=1; 1; 1/(1+EXP(-[.C12]-0.00365582172062786 ))))" office:value-type="float" office:value="0" calcext:value-type="float">
            <text:p>0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00112854" calcext:value-type="float">
            <text:p>0.00000112854</text:p>
          </table:table-cell>
          <table:table-cell table:formula="of:=IF([.B13]=0; 0; LN([.B13]/(1-[.B13])))" office:value-type="float" office:value="-13.694584667495" calcext:value-type="float">
            <text:p>-13.694584667495</text:p>
          </table:table-cell>
          <table:table-cell table:formula="of:=IF([.B13]=0; 0; IF([.B13]=1; 1; 1/(1+EXP(-[.C13]-0.00365582172062786 ))))" office:value-type="float" office:value="0.00000113267328704831" calcext:value-type="float">
            <text:p>1.13267328704831E-06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0133469" calcext:value-type="float">
            <text:p>0.0000133469</text:p>
          </table:table-cell>
          <table:table-cell table:formula="of:=IF([.B14]=0; 0; LN([.B14]/(1-[.B14])))" office:value-type="float" office:value="-11.2242130628316" calcext:value-type="float">
            <text:p>-11.2242130628316</text:p>
          </table:table-cell>
          <table:table-cell table:formula="of:=IF([.B14]=0; 0; IF([.B14]=1; 1; 1/(1+EXP(-[.C14]-0.00365582172062786 ))))" office:value-type="float" office:value="0.0000133957825317584" calcext:value-type="float">
            <text:p>1.33957825317584E-0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589774" calcext:value-type="float">
            <text:p>0.000589774</text:p>
          </table:table-cell>
          <table:table-cell table:formula="of:=IF([.B15]=0; 0; LN([.B15]/(1-[.B15])))" office:value-type="float" office:value="-7.43518119730959" calcext:value-type="float">
            <text:p>-7.43518119730959</text:p>
          </table:table-cell>
          <table:table-cell table:formula="of:=IF([.B15]=0; 0; IF([.B15]=1; 1; 1/(1+EXP(-[.C15]-0.00365582172062786 ))))" office:value-type="float" office:value="0.000591932775973818" calcext:value-type="float">
            <text:p>0.000591932775973818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000226771" calcext:value-type="float">
            <text:p>0.00000000226771</text:p>
          </table:table-cell>
          <table:table-cell table:formula="of:=IF([.B16]=0; 0; LN([.B16]/(1-[.B16])))" office:value-type="float" office:value="-19.9044953229499" calcext:value-type="float">
            <text:p>-19.9044953229499</text:p>
          </table:table-cell>
          <table:table-cell table:formula="of:=IF([.B16]=0; 0; IF([.B16]=1; 1; 1/(1+EXP(-[.C16]-0.00365582172062786 ))))" office:value-type="float" office:value="0.00000000227601551595" calcext:value-type="float">
            <text:p>2.27601551594773E-09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7]=0; 0; LN([.B17]/(1-[.B17])))" office:value-type="float" office:value="0" calcext:value-type="float">
            <text:p>0</text:p>
          </table:table-cell>
          <table:table-cell table:formula="of:=IF([.B17]=0; 0; IF([.B17]=1; 1; 1/(1+EXP(-[.C17]-0.00365582172062786 ))))" office:value-type="float" office:value="0" calcext:value-type="float">
            <text:p>0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000065513" calcext:value-type="float">
            <text:p>0.000000065513</text:p>
          </table:table-cell>
          <table:table-cell table:formula="of:=IF([.B18]=0; 0; LN([.B18]/(1-[.B18])))" office:value-type="float" office:value="-16.541017175203" calcext:value-type="float">
            <text:p>-16.541017175203</text:p>
          </table:table-cell>
          <table:table-cell table:formula="of:=IF([.B18]=0; 0; IF([.B18]=1; 1; 1/(1+EXP(-[.C18]-0.00365582172062786 ))))" office:value-type="float" office:value="0.00000006575294215828" calcext:value-type="float">
            <text:p>6.57529421582761E-08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19]=0; 0; LN([.B19]/(1-[.B19])))" office:value-type="float" office:value="0" calcext:value-type="float">
            <text:p>0</text:p>
          </table:table-cell>
          <table:table-cell table:formula="of:=IF([.B19]=0; 0; IF([.B19]=1; 1; 1/(1+EXP(-[.C19]-0.00365582172062786 ))))" office:value-type="float" office:value="0" calcext:value-type="float">
            <text:p>0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0710581" calcext:value-type="float">
            <text:p>0.0000710581</text:p>
          </table:table-cell>
          <table:table-cell table:formula="of:=IF([.B20]=0; 0; LN([.B20]/(1-[.B20])))" office:value-type="float" office:value="-9.55194164507203" calcext:value-type="float">
            <text:p>-9.55194164507203</text:p>
          </table:table-cell>
          <table:table-cell table:formula="of:=IF([.B20]=0; 0; IF([.B20]=1; 1; 1/(1+EXP(-[.C20]-0.00365582172062786 ))))" office:value-type="float" office:value="0.0000713183326108143" calcext:value-type="float">
            <text:p>7.13183326108143E-0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175081" calcext:value-type="float">
            <text:p>0.0175081</text:p>
          </table:table-cell>
          <table:table-cell table:formula="of:=IF([.B21]=0; 0; LN([.B21]/(1-[.B21])))" office:value-type="float" office:value="-4.02742846844762" calcext:value-type="float">
            <text:p>-4.02742846844762</text:p>
          </table:table-cell>
          <table:table-cell table:formula="of:=IF([.B21]=0; 0; IF([.B21]=1; 1; 1/(1+EXP(-[.C21]-0.00365582172062786 ))))" office:value-type="float" office:value="0.0175710969105624" calcext:value-type="float">
            <text:p>0.0175710969105624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515149" calcext:value-type="float">
            <text:p>0.000000515149</text:p>
          </table:table-cell>
          <table:table-cell table:formula="of:=IF([.B22]=0; 0; LN([.B22]/(1-[.B22])))" office:value-type="float" office:value="-14.4788091425903" calcext:value-type="float">
            <text:p>-14.4788091425903</text:p>
          </table:table-cell>
          <table:table-cell table:formula="of:=IF([.B22]=0; 0; IF([.B22]=1; 1; 1/(1+EXP(-[.C22]-0.00365582172062786 ))))" office:value-type="float" office:value="0.00000051703573861848" calcext:value-type="float">
            <text:p>5.17035738618482E-07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000000506841" calcext:value-type="float">
            <text:p>5.06841E-10</text:p>
          </table:table-cell>
          <table:table-cell table:formula="of:=IF([.B23]=0; 0; LN([.B23]/(1-[.B23])))" office:value-type="float" office:value="-21.4028237704837" calcext:value-type="float">
            <text:p>-21.4028237704837</text:p>
          </table:table-cell>
          <table:table-cell table:formula="of:=IF([.B23]=0; 0; IF([.B23]=1; 1; 1/(1+EXP(-[.C23]-0.00365582172062786 ))))" office:value-type="float" office:value="0.00000000050869731144" calcext:value-type="float">
            <text:p>5.08697311440131E-10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00136757" calcext:value-type="float">
            <text:p>0.0000000136757</text:p>
          </table:table-cell>
          <table:table-cell table:formula="of:=IF([.B24]=0; 0; LN([.B24]/(1-[.B24])))" office:value-type="float" office:value="-18.1076452879729" calcext:value-type="float">
            <text:p>-18.1076452879729</text:p>
          </table:table-cell>
          <table:table-cell table:formula="of:=IF([.B24]=0; 0; IF([.B24]=1; 1; 1/(1+EXP(-[.C24]-0.00365582172062786 ))))" office:value-type="float" office:value="0.00000001372578741997" calcext:value-type="float">
            <text:p>1.37257874199725E-08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00633328" calcext:value-type="float">
            <text:p>0.00000633328</text:p>
          </table:table-cell>
          <table:table-cell table:formula="of:=IF([.B25]=0; 0; LN([.B25]/(1-[.B25])))" office:value-type="float" office:value="-11.969685955254" calcext:value-type="float">
            <text:p>-11.969685955254</text:p>
          </table:table-cell>
          <table:table-cell table:formula="of:=IF([.B25]=0; 0; IF([.B25]=1; 1; 1/(1+EXP(-[.C25]-0.00365582172062786 ))))" office:value-type="float" office:value="0.00000635647556901154" calcext:value-type="float">
            <text:p>6.35647556901154E-06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6]=0; 0; LN([.B26]/(1-[.B26])))" office:value-type="float" office:value="0" calcext:value-type="float">
            <text:p>0</text:p>
          </table:table-cell>
          <table:table-cell table:formula="of:=IF([.B26]=0; 0; IF([.B26]=1; 1; 1/(1+EXP(-[.C26]-0.00365582172062786 ))))" office:value-type="float" office:value="0" calcext:value-type="float">
            <text:p>0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00269225" calcext:value-type="float">
            <text:p>0.00000269225</text:p>
          </table:table-cell>
          <table:table-cell table:formula="of:=IF([.B27]=0; 0; LN([.B27]/(1-[.B27])))" office:value-type="float" office:value="-12.8251305904838" calcext:value-type="float">
            <text:p>-12.8251305904838</text:p>
          </table:table-cell>
          <table:table-cell table:formula="of:=IF([.B27]=0; 0; IF([.B27]=1; 1; 1/(1+EXP(-[.C27]-0.00365582172062786 ))))" office:value-type="float" office:value="0.00000270211037233181" calcext:value-type="float">
            <text:p>2.70211037233181E-06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8]=0; 0; LN([.B28]/(1-[.B28])))" office:value-type="float" office:value="0" calcext:value-type="float">
            <text:p>0</text:p>
          </table:table-cell>
          <table:table-cell table:formula="of:=IF([.B28]=0; 0; IF([.B28]=1; 1; 1/(1+EXP(-[.C28]-0.00365582172062786 ))))" office:value-type="float" office:value="0" calcext:value-type="float">
            <text:p>0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29]=0; 0; LN([.B29]/(1-[.B29])))" office:value-type="float" office:value="0" calcext:value-type="float">
            <text:p>0</text:p>
          </table:table-cell>
          <table:table-cell table:formula="of:=IF([.B29]=0; 0; IF([.B29]=1; 1; 1/(1+EXP(-[.C29]-0.00365582172062786 ))))" office:value-type="float" office:value="0" calcext:value-type="float">
            <text:p>0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00707502" calcext:value-type="float">
            <text:p>7.08E-09</text:p>
          </table:table-cell>
          <table:table-cell table:formula="of:=IF([.B30]=0; 0; LN([.B30]/(1-[.B30])))" office:value-type="float" office:value="-18.766695559491" calcext:value-type="float">
            <text:p>-18.766695559491</text:p>
          </table:table-cell>
          <table:table-cell table:formula="of:=IF([.B30]=0; 0; IF([.B30]=1; 1; 1/(1+EXP(-[.C30]-0.00365582172062786 ))))" office:value-type="float" office:value="0.00000000710093234821" calcext:value-type="float">
            <text:p>7.10093234820897E-09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131853" calcext:value-type="float">
            <text:p>0.000131853</text:p>
          </table:table-cell>
          <table:table-cell table:formula="of:=IF([.B31]=0; 0; LN([.B31]/(1-[.B31])))" office:value-type="float" office:value="-8.9336910306019" calcext:value-type="float">
            <text:p>-8.9336910306019</text:p>
          </table:table-cell>
          <table:table-cell table:formula="of:=IF([.B31]=0; 0; IF([.B31]=1; 1; 1/(1+EXP(-[.C31]-0.00365582172062786 ))))" office:value-type="float" office:value="0.000132335849339116" calcext:value-type="float">
            <text:p>0.000132335849339116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252789" calcext:value-type="float">
            <text:p>0.0252789</text:p>
          </table:table-cell>
          <table:table-cell table:formula="of:=IF([.B32]=0; 0; LN([.B32]/(1-[.B32])))" office:value-type="float" office:value="-3.6521813231216" calcext:value-type="float">
            <text:p>-3.6521813231216</text:p>
          </table:table-cell>
          <table:table-cell table:formula="of:=IF([.B32]=0; 0; IF([.B32]=1; 1; 1/(1+EXP(-[.C32]-0.00365582172062786 ))))" office:value-type="float" office:value="0.0253691355011404" calcext:value-type="float">
            <text:p>0.0253691355011404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0857954" calcext:value-type="float">
            <text:p>8.58E-08</text:p>
          </table:table-cell>
          <table:table-cell table:formula="of:=IF([.B33]=0; 0; LN([.B33]/(1-[.B33])))" office:value-type="float" office:value="-16.2713003591479" calcext:value-type="float">
            <text:p>-16.2713003591479</text:p>
          </table:table-cell>
          <table:table-cell table:formula="of:=IF([.B33]=0; 0; IF([.B33]=1; 1; 1/(1+EXP(-[.C33]-0.00365582172062786 ))))" office:value-type="float" office:value="0.00000008610962668825" calcext:value-type="float">
            <text:p>8.61096266882466E-08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000894467" calcext:value-type="float">
            <text:p>8.94E-10</text:p>
          </table:table-cell>
          <table:table-cell table:formula="of:=IF([.B34]=0; 0; LN([.B34]/(1-[.B34])))" office:value-type="float" office:value="-20.8347931048843" calcext:value-type="float">
            <text:p>-20.8347931048843</text:p>
          </table:table-cell>
          <table:table-cell table:formula="of:=IF([.B34]=0; 0; IF([.B34]=1; 1; 1/(1+EXP(-[.C34]-0.00365582172062786 ))))" office:value-type="float" office:value="0.00000000089774299646" calcext:value-type="float">
            <text:p>8.97742996464916E-10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367713" calcext:value-type="float">
            <text:p>3.68E-05</text:p>
          </table:table-cell>
          <table:table-cell table:formula="of:=IF([.B35]=0; 0; LN([.B35]/(1-[.B35])))" office:value-type="float" office:value="-10.2107561363911" calcext:value-type="float">
            <text:p>-10.2107561363911</text:p>
          </table:table-cell>
          <table:table-cell table:formula="of:=IF([.B35]=0; 0; IF([.B35]=1; 1; 1/(1+EXP(-[.C35]-0.00365582172062786 ))))" office:value-type="float" office:value="0.0000369059703714363" calcext:value-type="float">
            <text:p>3.69059703714363E-0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120736" calcext:value-type="float">
            <text:p>1.21E-08</text:p>
          </table:table-cell>
          <table:table-cell table:formula="of:=IF([.B36]=0; 0; LN([.B36]/(1-[.B36])))" office:value-type="float" office:value="-18.232244574085" calcext:value-type="float">
            <text:p>-18.232244574085</text:p>
          </table:table-cell>
          <table:table-cell table:formula="of:=IF([.B36]=0; 0; IF([.B36]=1; 1; 1/(1+EXP(-[.C36]-0.00365582172062786 ))))" office:value-type="float" office:value="0.00000001211781970903" calcext:value-type="float">
            <text:p>1.21178197090279E-08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026098" calcext:value-type="float">
            <text:p>2.61E-08</text:p>
          </table:table-cell>
          <table:table-cell table:formula="of:=IF([.B37]=0; 0; LN([.B37]/(1-[.B37])))" office:value-type="float" office:value="-17.4614071278084" calcext:value-type="float">
            <text:p>-17.4614071278084</text:p>
          </table:table-cell>
          <table:table-cell table:formula="of:=IF([.B37]=0; 0; IF([.B37]=1; 1; 1/(1+EXP(-[.C37]-0.00365582172062786 ))))" office:value-type="float" office:value="0.00000002619358424579" calcext:value-type="float">
            <text:p>2.61935842457896E-08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38]=0; 0; LN([.B38]/(1-[.B38])))" office:value-type="float" office:value="0" calcext:value-type="float">
            <text:p>0</text:p>
          </table:table-cell>
          <table:table-cell table:formula="of:=IF([.B38]=0; 0; IF([.B38]=1; 1; 1/(1+EXP(-[.C38]-0.00365582172062786 ))))" office:value-type="float" office:value="0" calcext:value-type="float">
            <text:p>0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326282" calcext:value-type="float">
            <text:p>3.26E-05</text:p>
          </table:table-cell>
          <table:table-cell table:formula="of:=IF([.B39]=0; 0; LN([.B39]/(1-[.B39])))" office:value-type="float" office:value="-10.3303009841079" calcext:value-type="float">
            <text:p>-10.3303009841079</text:p>
          </table:table-cell>
          <table:table-cell table:formula="of:=IF([.B39]=0; 0; IF([.B39]=1; 1; 1/(1+EXP(-[.C39]-0.00365582172062786 ))))" office:value-type="float" office:value="0.0000327476972732985" calcext:value-type="float">
            <text:p>3.27476972732985E-05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0]=0; 0; LN([.B40]/(1-[.B40])))" office:value-type="float" office:value="0" calcext:value-type="float">
            <text:p>0</text:p>
          </table:table-cell>
          <table:table-cell table:formula="of:=IF([.B40]=0; 0; IF([.B40]=1; 1; 1/(1+EXP(-[.C40]-0.00365582172062786 ))))" office:value-type="float" office:value="0" calcext:value-type="float">
            <text:p>0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0415229" calcext:value-type="float">
            <text:p>4.15E-09</text:p>
          </table:table-cell>
          <table:table-cell table:formula="of:=IF([.B41]=0; 0; LN([.B41]/(1-[.B41])))" office:value-type="float" office:value="-19.2996058435122" calcext:value-type="float">
            <text:p>-19.2996058435122</text:p>
          </table:table-cell>
          <table:table-cell table:formula="of:=IF([.B41]=0; 0; IF([.B41]=1; 1; 1/(1+EXP(-[.C41]-0.00365582172062786 ))))" office:value-type="float" office:value="0.0000000041674978135" calcext:value-type="float">
            <text:p>4.16749781349879E-09</text:p>
          </table:table-cell>
          <table:table-cell table:number-columns-repeated="6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1" office:value-type="float" office:value="0.00000000000264969" calcext:value-type="float">
            <text:p>2.65E-12</text:p>
          </table:table-cell>
          <table:table-cell table:formula="of:=IF([.B42]=0; 0; LN([.B42]/(1-[.B42])))" office:value-type="float" office:value="-26.6565784639027" calcext:value-type="float">
            <text:p>-26.6565784639027</text:p>
          </table:table-cell>
          <table:table-cell table:formula="of:=IF([.B42]=0; 0; IF([.B42]=1; 1; 1/(1+EXP(-[.C42]-0.00365582172062786 ))))" office:value-type="float" office:value="0.00000000000265939452" calcext:value-type="float">
            <text:p>2.65939452244845E-12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156304" calcext:value-type="float">
            <text:p>1.56E-06</text:p>
          </table:table-cell>
          <table:table-cell table:formula="of:=IF([.B43]=0; 0; LN([.B43]/(1-[.B43])))" office:value-type="float" office:value="-13.3688763520006" calcext:value-type="float">
            <text:p>-13.3688763520006</text:p>
          </table:table-cell>
          <table:table-cell table:formula="of:=IF([.B43]=0; 0; IF([.B43]=1; 1; 1/(1+EXP(-[.C43]-0.00365582172062786 ))))" office:value-type="float" office:value="0.00000156876464438178" calcext:value-type="float">
            <text:p>1.56876464438178E-06</text:p>
          </table:table-cell>
          <table:table-cell table:number-columns-repeated="6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172092" calcext:value-type="float">
            <text:p>1.72E-06</text:p>
          </table:table-cell>
          <table:table-cell table:formula="of:=IF([.B44]=0; 0; LN([.B44]/(1-[.B44])))" office:value-type="float" office:value="-13.2726498054958" calcext:value-type="float">
            <text:p>-13.2726498054958</text:p>
          </table:table-cell>
          <table:table-cell table:formula="of:=IF([.B44]=0; 0; IF([.B44]=1; 1; 1/(1+EXP(-[.C44]-0.00365582172062786 ))))" office:value-type="float" office:value="0.00000172722287993168" calcext:value-type="float">
            <text:p>1.72722287993168E-06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170214" calcext:value-type="float">
            <text:p>1.70E-05</text:p>
          </table:table-cell>
          <table:table-cell table:formula="of:=IF([.B45]=0; 0; LN([.B45]/(1-[.B45])))" office:value-type="float" office:value="-10.9810221604878" calcext:value-type="float">
            <text:p>-10.9810221604878</text:p>
          </table:table-cell>
          <table:table-cell table:formula="of:=IF([.B45]=0; 0; IF([.B45]=1; 1; 1/(1+EXP(-[.C45]-0.00365582172062786 ))))" office:value-type="float" office:value="0.0000170837400233364" calcext:value-type="float">
            <text:p>1.70837400233364E-0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6]=0; 0; LN([.B46]/(1-[.B46])))" office:value-type="float" office:value="0" calcext:value-type="float">
            <text:p>0</text:p>
          </table:table-cell>
          <table:table-cell table:formula="of:=IF([.B46]=0; 0; IF([.B46]=1; 1; 1/(1+EXP(-[.C46]-0.00365582172062786 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47]=0; 0; LN([.B47]/(1-[.B47])))" office:value-type="float" office:value="0" calcext:value-type="float">
            <text:p>0</text:p>
          </table:table-cell>
          <table:table-cell table:formula="of:=IF([.B47]=0; 0; IF([.B47]=1; 1; 1/(1+EXP(-[.C47]-0.00365582172062786 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51133" calcext:value-type="float">
            <text:p>5.11E-07</text:p>
          </table:table-cell>
          <table:table-cell table:formula="of:=IF([.B48]=0; 0; LN([.B48]/(1-[.B48])))" office:value-type="float" office:value="-14.4862501512833" calcext:value-type="float">
            <text:p>-14.4862501512833</text:p>
          </table:table-cell>
          <table:table-cell table:formula="of:=IF([.B48]=0; 0; IF([.B48]=1; 1; 1/(1+EXP(-[.C48]-0.00365582172062786 ))))" office:value-type="float" office:value="0.00000051320275149808" calcext:value-type="float">
            <text:p>5.13202751498083E-07</text:p>
          </table:table-cell>
          <table:table-cell table:number-columns-repeated="6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0072" calcext:value-type="float">
            <text:p>1.01E-05</text:p>
          </table:table-cell>
          <table:table-cell table:formula="of:=IF([.B49]=0; 0; LN([.B49]/(1-[.B49])))" office:value-type="float" office:value="-11.5057411891715" calcext:value-type="float">
            <text:p>-11.5057411891715</text:p>
          </table:table-cell>
          <table:table-cell table:formula="of:=IF([.B49]=0; 0; IF([.B49]=1; 1; 1/(1+EXP(-[.C49]-0.00365582172062786 ))))" office:value-type="float" office:value="0.0000101088884518635" calcext:value-type="float">
            <text:p>1.01088884518635E-05</text:p>
          </table:table-cell>
          <table:table-cell table:number-columns-repeated="6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0014804" calcext:value-type="float">
            <text:p>1.48E-10</text:p>
          </table:table-cell>
          <table:table-cell table:formula="of:=IF([.B50]=0; 0; LN([.B50]/(1-[.B50])))" office:value-type="float" office:value="-22.6335386082626" calcext:value-type="float">
            <text:p>-22.6335386082626</text:p>
          </table:table-cell>
          <table:table-cell table:formula="of:=IF([.B50]=0; 0; IF([.B50]=1; 1; 1/(1+EXP(-[.C50]-0.00365582172062786 ))))" office:value-type="float" office:value="0.00000000014858219833" calcext:value-type="float">
            <text:p>1.48582198333789E-10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0705378" calcext:value-type="float">
            <text:p>7.05E-08</text:p>
          </table:table-cell>
          <table:table-cell table:formula="of:=IF([.B51]=0; 0; LN([.B51]/(1-[.B51])))" office:value-type="float" office:value="-16.4671170300655" calcext:value-type="float">
            <text:p>-16.4671170300655</text:p>
          </table:table-cell>
          <table:table-cell table:formula="of:=IF([.B51]=0; 0; IF([.B51]=1; 1; 1/(1+EXP(-[.C51]-0.00365582172062786 ))))" office:value-type="float" office:value="0.00000007079614554801" calcext:value-type="float">
            <text:p>7.07961455480088E-08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0613537" calcext:value-type="float">
            <text:p>6.14E-08</text:p>
          </table:table-cell>
          <table:table-cell table:formula="of:=IF([.B52]=0; 0; LN([.B52]/(1-[.B52])))" office:value-type="float" office:value="-16.6066102965559" calcext:value-type="float">
            <text:p>-16.6066102965559</text:p>
          </table:table-cell>
          <table:table-cell table:formula="of:=IF([.B52]=0; 0; IF([.B52]=1; 1; 1/(1+EXP(-[.C52]-0.00365582172062786 ))))" office:value-type="float" office:value="0.00000006157840867244" calcext:value-type="float">
            <text:p>6.1578408672442E-08</text:p>
          </table:table-cell>
          <table:table-cell table:number-columns-repeated="6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00224745" calcext:value-type="float">
            <text:p>2.25E-10</text:p>
          </table:table-cell>
          <table:table-cell table:formula="of:=IF([.B53]=0; 0; LN([.B53]/(1-[.B53])))" office:value-type="float" office:value="-22.2160546895406" calcext:value-type="float">
            <text:p>-22.2160546895406</text:p>
          </table:table-cell>
          <table:table-cell table:formula="of:=IF([.B53]=0; 0; IF([.B53]=1; 1; 1/(1+EXP(-[.C53]-0.00365582172062786 ))))" office:value-type="float" office:value="0.00000000022556813135" calcext:value-type="float">
            <text:p>2.2556813134638E-10</text:p>
          </table:table-cell>
          <table:table-cell table:number-columns-repeated="6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00975311" calcext:value-type="float">
            <text:p>9.75E-09</text:p>
          </table:table-cell>
          <table:table-cell table:formula="of:=IF([.B54]=0; 0; LN([.B54]/(1-[.B54])))" office:value-type="float" office:value="-18.4456796186861" calcext:value-type="float">
            <text:p>-18.4456796186861</text:p>
          </table:table-cell>
          <table:table-cell table:formula="of:=IF([.B54]=0; 0; IF([.B54]=1; 1; 1/(1+EXP(-[.C54]-0.00365582172062786 ))))" office:value-type="float" office:value="0.00000000978883088584" calcext:value-type="float">
            <text:p>9.78883088584361E-0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5]=0; 0; LN([.B55]/(1-[.B55])))" office:value-type="float" office:value="0" calcext:value-type="float">
            <text:p>0</text:p>
          </table:table-cell>
          <table:table-cell table:formula="of:=IF([.B55]=0; 0; IF([.B55]=1; 1; 1/(1+EXP(-[.C55]-0.00365582172062786 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1" office:value-type="float" office:value="0.00000000228544" calcext:value-type="float">
            <text:p>2.29E-09</text:p>
          </table:table-cell>
          <table:table-cell table:formula="of:=IF([.B56]=0; 0; LN([.B56]/(1-[.B56])))" office:value-type="float" office:value="-19.8967072686771" calcext:value-type="float">
            <text:p>-19.8967072686771</text:p>
          </table:table-cell>
          <table:table-cell table:formula="of:=IF([.B56]=0; 0; IF([.B56]=1; 1; 1/(1+EXP(-[.C56]-0.00365582172062786 ))))" office:value-type="float" office:value="0.00000000229381045229" calcext:value-type="float">
            <text:p>2.29381045229206E-0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57]=0; 0; LN([.B57]/(1-[.B57])))" office:value-type="float" office:value="0" calcext:value-type="float">
            <text:p>0</text:p>
          </table:table-cell>
          <table:table-cell table:formula="of:=IF([.B57]=0; 0; IF([.B57]=1; 1; 1/(1+EXP(-[.C57]-0.00365582172062786 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00659461" calcext:value-type="float">
            <text:p>6.59E-09</text:p>
          </table:table-cell>
          <table:table-cell table:formula="of:=IF([.B58]=0; 0; LN([.B58]/(1-[.B58])))" office:value-type="float" office:value="-18.83701318164" calcext:value-type="float">
            <text:p>-18.83701318164</text:p>
          </table:table-cell>
          <table:table-cell table:formula="of:=IF([.B58]=0; 0; IF([.B58]=1; 1; 1/(1+EXP(-[.C58]-0.00365582172062786 ))))" office:value-type="float" office:value="0.00000000661876284066" calcext:value-type="float">
            <text:p>6.61876284065696E-09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79695" calcext:value-type="float">
            <text:p>7.97E-07</text:p>
          </table:table-cell>
          <table:table-cell table:formula="of:=IF([.B59]=0; 0; LN([.B59]/(1-[.B59])))" office:value-type="float" office:value="-14.042473098431" calcext:value-type="float">
            <text:p>-14.042473098431</text:p>
          </table:table-cell>
          <table:table-cell table:formula="of:=IF([.B59]=0; 0; IF([.B59]=1; 1; 1/(1+EXP(-[.C59]-0.00365582172062786 ))))" office:value-type="float" office:value="0.00000079986883691266" calcext:value-type="float">
            <text:p>7.99868836912661E-07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595786" calcext:value-type="float">
            <text:p>5.96E-07</text:p>
          </table:table-cell>
          <table:table-cell table:formula="of:=IF([.B60]=0; 0; LN([.B60]/(1-[.B60])))" office:value-type="float" office:value="-14.3333836989752" calcext:value-type="float">
            <text:p>-14.3333836989752</text:p>
          </table:table-cell>
          <table:table-cell table:formula="of:=IF([.B60]=0; 0; IF([.B60]=1; 1; 1/(1+EXP(-[.C60]-0.00365582172062786 ))))" office:value-type="float" office:value="0.00000059796807230059" calcext:value-type="float">
            <text:p>5.97968072300587E-07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157869" calcext:value-type="float">
            <text:p>1.58E-07</text:p>
          </table:table-cell>
          <table:table-cell table:formula="of:=IF([.B61]=0; 0; LN([.B61]/(1-[.B61])))" office:value-type="float" office:value="-15.6615001038795" calcext:value-type="float">
            <text:p>-15.6615001038795</text:p>
          </table:table-cell>
          <table:table-cell table:formula="of:=IF([.B61]=0; 0; IF([.B61]=1; 1; 1/(1+EXP(-[.C61]-0.00365582172062786 ))))" office:value-type="float" office:value="0.00000015844719707652" calcext:value-type="float">
            <text:p>1.58447197076515E-07</text:p>
          </table:table-cell>
          <table:table-cell table:number-columns-repeated="6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1" office:value-type="float" office:value="0.000000000248448" calcext:value-type="float">
            <text:p>2.48E-10</text:p>
          </table:table-cell>
          <table:table-cell table:formula="of:=IF([.B62]=0; 0; LN([.B62]/(1-[.B62])))" office:value-type="float" office:value="-22.1157875475736" calcext:value-type="float">
            <text:p>-22.1157875475736</text:p>
          </table:table-cell>
          <table:table-cell table:formula="of:=IF([.B62]=0; 0; IF([.B62]=1; 1; 1/(1+EXP(-[.C62]-0.00365582172062786 ))))" office:value-type="float" office:value="0.00000000024935794388" calcext:value-type="float">
            <text:p>2.49357943877464E-1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3]=0; 0; LN([.B63]/(1-[.B63])))" office:value-type="float" office:value="0" calcext:value-type="float">
            <text:p>0</text:p>
          </table:table-cell>
          <table:table-cell table:formula="of:=IF([.B63]=0; 0; IF([.B63]=1; 1; 1/(1+EXP(-[.C63]-0.00365582172062786 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ce1" office:value-type="float" office:value="0.00000000014039" calcext:value-type="float">
            <text:p>1.40E-10</text:p>
          </table:table-cell>
          <table:table-cell table:formula="of:=IF([.B64]=0; 0; LN([.B64]/(1-[.B64])))" office:value-type="float" office:value="-22.6865968518043" calcext:value-type="float">
            <text:p>-22.6865968518043</text:p>
          </table:table-cell>
          <table:table-cell table:formula="of:=IF([.B64]=0; 0; IF([.B64]=1; 1; 1/(1+EXP(-[.C64]-0.00365582172062786 ))))" office:value-type="float" office:value="0.00000000014090418011" calcext:value-type="float">
            <text:p>1.40904180114032E-1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00000000490489" calcext:value-type="float">
            <text:p>4.90E-11</text:p>
          </table:table-cell>
          <table:table-cell table:formula="of:=IF([.B65]=0; 0; LN([.B65]/(1-[.B65])))" office:value-type="float" office:value="-23.7382033562154" calcext:value-type="float">
            <text:p>-23.7382033562154</text:p>
          </table:table-cell>
          <table:table-cell table:formula="of:=IF([.B65]=0; 0; IF([.B65]=1; 1; 1/(1+EXP(-[.C65]-0.00365582172062786 ))))" office:value-type="float" office:value="0.0000000000492285422" calcext:value-type="float">
            <text:p>4.92285422038426E-11</text:p>
          </table:table-cell>
          <table:table-cell table:number-columns-repeated="6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000539368" calcext:value-type="float">
            <text:p>5.39E-10</text:p>
          </table:table-cell>
          <table:table-cell table:formula="of:=IF([.B66]=0; 0; LN([.B66]/(1-[.B66])))" office:value-type="float" office:value="-21.3406230316195" calcext:value-type="float">
            <text:p>-21.3406230316195</text:p>
          </table:table-cell>
          <table:table-cell table:formula="of:=IF([.B66]=0; 0; IF([.B66]=1; 1; 1/(1+EXP(-[.C66]-0.00365582172062786 ))))" office:value-type="float" office:value="0.00000000054134344198" calcext:value-type="float">
            <text:p>5.41343441980441E-10</text:p>
          </table:table-cell>
          <table:table-cell table:number-columns-repeated="6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135649" calcext:value-type="float">
            <text:p>1.36E-07</text:p>
          </table:table-cell>
          <table:table-cell table:formula="of:=IF([.B67]=0; 0; LN([.B67]/(1-[.B67])))" office:value-type="float" office:value="-15.8131950341326" calcext:value-type="float">
            <text:p>-15.8131950341326</text:p>
          </table:table-cell>
          <table:table-cell table:formula="of:=IF([.B67]=0; 0; IF([.B67]=1; 1; 1/(1+EXP(-[.C67]-0.00365582172062786 ))))" office:value-type="float" office:value="0.00000013614581607524" calcext:value-type="float">
            <text:p>1.36145816075235E-07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0103666" calcext:value-type="float">
            <text:p>1.04E-08</text:p>
          </table:table-cell>
          <table:table-cell table:formula="of:=IF([.B68]=0; 0; LN([.B68]/(1-[.B68])))" office:value-type="float" office:value="-18.3846767269516" calcext:value-type="float">
            <text:p>-18.3846767269516</text:p>
          </table:table-cell>
          <table:table-cell table:formula="of:=IF([.B68]=0; 0; IF([.B68]=1; 1; 1/(1+EXP(-[.C68]-0.00365582172062786 ))))" office:value-type="float" office:value="0.00000001040456780052" calcext:value-type="float">
            <text:p>1.04045678005229E-08</text:p>
          </table:table-cell>
          <table:table-cell table:number-columns-repeated="6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40201" calcext:value-type="float">
            <text:p>1.40E-05</text:p>
          </table:table-cell>
          <table:table-cell table:formula="of:=IF([.B69]=0; 0; LN([.B69]/(1-[.B69])))" office:value-type="float" office:value="-11.1750045235174" calcext:value-type="float">
            <text:p>-11.1750045235174</text:p>
          </table:table-cell>
          <table:table-cell table:formula="of:=IF([.B69]=0; 0; IF([.B69]=1; 1; 1/(1+EXP(-[.C69]-0.00365582172062786 ))))" office:value-type="float" office:value="0.0000140714480673745" calcext:value-type="float">
            <text:p>1.40714480673745E-05</text:p>
          </table:table-cell>
          <table:table-cell table:number-columns-repeated="6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248295" calcext:value-type="float">
            <text:p>2.48E-05</text:p>
          </table:table-cell>
          <table:table-cell table:formula="of:=IF([.B70]=0; 0; LN([.B70]/(1-[.B70])))" office:value-type="float" office:value="-10.6034532657698" calcext:value-type="float">
            <text:p>-10.6034532657698</text:p>
          </table:table-cell>
          <table:table-cell table:formula="of:=IF([.B70]=0; 0; IF([.B70]=1; 1; 1/(1+EXP(-[.C70]-0.00365582172062786 ))))" office:value-type="float" office:value="0.0000249204360851062" calcext:value-type="float">
            <text:p>2.49204360851062E-05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0626559" calcext:value-type="float">
            <text:p>6.27E-08</text:p>
          </table:table-cell>
          <table:table-cell table:formula="of:=IF([.B71]=0; 0; LN([.B71]/(1-[.B71])))" office:value-type="float" office:value="-16.5856079234001" calcext:value-type="float">
            <text:p>-16.5856079234001</text:p>
          </table:table-cell>
          <table:table-cell table:formula="of:=IF([.B71]=0; 0; IF([.B71]=1; 1; 1/(1+EXP(-[.C71]-0.00365582172062786 ))))" office:value-type="float" office:value="0.00000006288537799548" calcext:value-type="float">
            <text:p>6.28853779954796E-0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72]=0; 0; LN([.B72]/(1-[.B72])))" office:value-type="float" office:value="0" calcext:value-type="float">
            <text:p>0</text:p>
          </table:table-cell>
          <table:table-cell table:formula="of:=IF([.B72]=0; 0; IF([.B72]=1; 1; 1/(1+EXP(-[.C72]-0.00365582172062786 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0762195" calcext:value-type="float">
            <text:p>7.62E-08</text:p>
          </table:table-cell>
          <table:table-cell table:formula="of:=IF([.B73]=0; 0; LN([.B73]/(1-[.B73])))" office:value-type="float" office:value="-16.3896484252607" calcext:value-type="float">
            <text:p>-16.3896484252607</text:p>
          </table:table-cell>
          <table:table-cell table:formula="of:=IF([.B73]=0; 0; IF([.B73]=1; 1; 1/(1+EXP(-[.C73]-0.00365582172062786 ))))" office:value-type="float" office:value="0.00000007649865484158" calcext:value-type="float">
            <text:p>7.64986548415766E-08</text:p>
          </table:table-cell>
          <table:table-cell table:number-columns-repeated="6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452708" calcext:value-type="float">
            <text:p>4.53E-08</text:p>
          </table:table-cell>
          <table:table-cell table:formula="of:=IF([.B74]=0; 0; LN([.B74]/(1-[.B74])))" office:value-type="float" office:value="-16.9106035586366" calcext:value-type="float">
            <text:p>-16.9106035586366</text:p>
          </table:table-cell>
          <table:table-cell table:formula="of:=IF([.B74]=0; 0; IF([.B74]=1; 1; 1/(1+EXP(-[.C74]-0.00365582172062786 ))))" office:value-type="float" office:value="0.00000004543660485827" calcext:value-type="float">
            <text:p>4.54366048582659E-08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225667" calcext:value-type="float">
            <text:p>2.26E-06</text:p>
          </table:table-cell>
          <table:table-cell table:formula="of:=IF([.B75]=0; 0; LN([.B75]/(1-[.B75])))" office:value-type="float" office:value="-13.0016180259319" calcext:value-type="float">
            <text:p>-13.0016180259319</text:p>
          </table:table-cell>
          <table:table-cell table:formula="of:=IF([.B75]=0; 0; IF([.B75]=1; 1; 1/(1+EXP(-[.C75]-0.00365582172062786 ))))" office:value-type="float" office:value="0.00000226493506311" calcext:value-type="float">
            <text:p>2.26493506311E-06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1" office:value-type="float" office:value="0.00000000644987" calcext:value-type="float">
            <text:p>6.45E-09</text:p>
          </table:table-cell>
          <table:table-cell table:formula="of:=IF([.B76]=0; 0; LN([.B76]/(1-[.B76])))" office:value-type="float" office:value="-18.8592058549307" calcext:value-type="float">
            <text:p>-18.8592058549307</text:p>
          </table:table-cell>
          <table:table-cell table:formula="of:=IF([.B76]=0; 0; IF([.B76]=1; 1; 1/(1+EXP(-[.C76]-0.00365582172062786 ))))" office:value-type="float" office:value="0.00000000647349272862" calcext:value-type="float">
            <text:p>6.47349272862091E-09</text:p>
          </table:table-cell>
          <table:table-cell table:number-columns-repeated="6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018093" calcext:value-type="float">
            <text:p>1.81E-09</text:p>
          </table:table-cell>
          <table:table-cell table:formula="of:=IF([.B77]=0; 0; LN([.B77]/(1-[.B77])))" office:value-type="float" office:value="-20.1303258049942" calcext:value-type="float">
            <text:p>-20.1303258049942</text:p>
          </table:table-cell>
          <table:table-cell table:formula="of:=IF([.B77]=0; 0; IF([.B77]=1; 1; 1/(1+EXP(-[.C77]-0.00365582172062786 ))))" office:value-type="float" office:value="0.00000000181592658365" calcext:value-type="float">
            <text:p>1.81592658365097E-0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78]=0; 0; LN([.B78]/(1-[.B78])))" office:value-type="float" office:value="0" calcext:value-type="float">
            <text:p>0</text:p>
          </table:table-cell>
          <table:table-cell table:formula="of:=IF([.B78]=0; 0; IF([.B78]=1; 1; 1/(1+EXP(-[.C78]-0.00365582172062786 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0.000000003573" calcext:value-type="float">
            <text:p>3.57E-09</text:p>
          </table:table-cell>
          <table:table-cell table:formula="of:=IF([.B79]=0; 0; LN([.B79]/(1-[.B79])))" office:value-type="float" office:value="-19.4498602543321" calcext:value-type="float">
            <text:p>-19.4498602543321</text:p>
          </table:table-cell>
          <table:table-cell table:formula="of:=IF([.B79]=0; 0; IF([.B79]=1; 1; 1/(1+EXP(-[.C79]-0.00365582172062786 ))))" office:value-type="float" office:value="0.00000000358608615671" calcext:value-type="float">
            <text:p>3.5860861567142E-09</text:p>
          </table:table-cell>
          <table:table-cell table:number-columns-repeated="6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1" office:value-type="float" office:value="0.00000000347025" calcext:value-type="float">
            <text:p>3.47E-09</text:p>
          </table:table-cell>
          <table:table-cell table:formula="of:=IF([.B80]=0; 0; LN([.B80]/(1-[.B80])))" office:value-type="float" office:value="-19.4790391960031" calcext:value-type="float">
            <text:p>-19.4790391960031</text:p>
          </table:table-cell>
          <table:table-cell table:formula="of:=IF([.B80]=0; 0; IF([.B80]=1; 1; 1/(1+EXP(-[.C80]-0.00365582172062786 ))))" office:value-type="float" office:value="0.00000000348295983357" calcext:value-type="float">
            <text:p>3.48295983356903E-09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522704" calcext:value-type="float">
            <text:p>5.23E-07</text:p>
          </table:table-cell>
          <table:table-cell table:formula="of:=IF([.B81]=0; 0; LN([.B81]/(1-[.B81])))" office:value-type="float" office:value="-14.4642499759795" calcext:value-type="float">
            <text:p>-14.4642499759795</text:p>
          </table:table-cell>
          <table:table-cell table:formula="of:=IF([.B81]=0; 0; IF([.B81]=1; 1; 1/(1+EXP(-[.C81]-0.00365582172062786 ))))" office:value-type="float" office:value="0.00000052461840887075" calcext:value-type="float">
            <text:p>5.24618408870747E-07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0664823" calcext:value-type="float">
            <text:p>6.65E-08</text:p>
          </table:table-cell>
          <table:table-cell table:formula="of:=IF([.B82]=0; 0; LN([.B82]/(1-[.B82])))" office:value-type="float" office:value="-16.5263300236441" calcext:value-type="float">
            <text:p>-16.5263300236441</text:p>
          </table:table-cell>
          <table:table-cell table:formula="of:=IF([.B82]=0; 0; IF([.B82]=1; 1; 1/(1+EXP(-[.C82]-0.00365582172062786 ))))" office:value-type="float" office:value="0.00000006672579223106" calcext:value-type="float">
            <text:p>6.67257922310632E-08</text:p>
          </table:table-cell>
          <table:table-cell table:number-columns-repeated="6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123578" calcext:value-type="float">
            <text:p>1.24E-07</text:p>
          </table:table-cell>
          <table:table-cell table:formula="of:=IF([.B83]=0; 0; LN([.B83]/(1-[.B83])))" office:value-type="float" office:value="-15.9063931777151" calcext:value-type="float">
            <text:p>-15.9063931777151</text:p>
          </table:table-cell>
          <table:table-cell table:formula="of:=IF([.B83]=0; 0; IF([.B83]=1; 1; 1/(1+EXP(-[.C83]-0.00365582172062786 ))))" office:value-type="float" office:value="0.00000012403060589971" calcext:value-type="float">
            <text:p>1.24030605899706E-07</text:p>
          </table:table-cell>
          <table:table-cell table:number-columns-repeated="6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1" office:value-type="float" office:value="0.00000000350582" calcext:value-type="float">
            <text:p>3.51E-09</text:p>
          </table:table-cell>
          <table:table-cell table:formula="of:=IF([.B84]=0; 0; LN([.B84]/(1-[.B84])))" office:value-type="float" office:value="-19.4688413888186" calcext:value-type="float">
            <text:p>-19.4688413888186</text:p>
          </table:table-cell>
          <table:table-cell table:formula="of:=IF([.B84]=0; 0; IF([.B84]=1; 1; 1/(1+EXP(-[.C84]-0.00365582172062786 ))))" office:value-type="float" office:value="0.00000000351866010913" calcext:value-type="float">
            <text:p>3.51866010913375E-09</text:p>
          </table:table-cell>
          <table:table-cell table:number-columns-repeated="6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1" office:value-type="float" office:value="0.000000377524" calcext:value-type="float">
            <text:p>3.78E-07</text:p>
          </table:table-cell>
          <table:table-cell table:formula="of:=IF([.B85]=0; 0; LN([.B85]/(1-[.B85])))" office:value-type="float" office:value="-14.7896313165952" calcext:value-type="float">
            <text:p>-14.7896313165952</text:p>
          </table:table-cell>
          <table:table-cell table:formula="of:=IF([.B85]=0; 0; IF([.B85]=1; 1; 1/(1+EXP(-[.C85]-0.00365582172062786 ))))" office:value-type="float" office:value="0.00000037890668580273" calcext:value-type="float">
            <text:p>3.78906685802732E-07</text:p>
          </table:table-cell>
          <table:table-cell table:number-columns-repeated="6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000288033" calcext:value-type="float">
            <text:p>2.88E-10</text:p>
          </table:table-cell>
          <table:table-cell table:formula="of:=IF([.B86]=0; 0; LN([.B86]/(1-[.B86])))" office:value-type="float" office:value="-21.9679460587354" calcext:value-type="float">
            <text:p>-21.9679460587354</text:p>
          </table:table-cell>
          <table:table-cell table:formula="of:=IF([.B86]=0; 0; IF([.B86]=1; 1; 1/(1+EXP(-[.C86]-0.00365582172062786 ))))" office:value-type="float" office:value="0.00000000028908792443" calcext:value-type="float">
            <text:p>2.89087924430252E-1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7]=0; 0; LN([.B87]/(1-[.B87])))" office:value-type="float" office:value="0" calcext:value-type="float">
            <text:p>0</text:p>
          </table:table-cell>
          <table:table-cell table:formula="of:=IF([.B87]=0; 0; IF([.B87]=1; 1; 1/(1+EXP(-[.C87]-0.00365582172062786 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232671" calcext:value-type="float">
            <text:p>2.33E-06</text:p>
          </table:table-cell>
          <table:table-cell table:formula="of:=IF([.B88]=0; 0; LN([.B88]/(1-[.B88])))" office:value-type="float" office:value="-12.971052978677" calcext:value-type="float">
            <text:p>-12.971052978677</text:p>
          </table:table-cell>
          <table:table-cell table:formula="of:=IF([.B88]=0; 0; IF([.B88]=1; 1; 1/(1+EXP(-[.C88]-0.00365582172062786 ))))" office:value-type="float" office:value="0.00000233523158429758" calcext:value-type="float">
            <text:p>2.33523158429758E-0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89]=0; 0; LN([.B89]/(1-[.B89])))" office:value-type="float" office:value="0" calcext:value-type="float">
            <text:p>0</text:p>
          </table:table-cell>
          <table:table-cell table:formula="of:=IF([.B89]=0; 0; IF([.B89]=1; 1; 1/(1+EXP(-[.C89]-0.00365582172062786 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0861685" calcext:value-type="float">
            <text:p>8.62E-07</text:p>
          </table:table-cell>
          <table:table-cell table:formula="of:=IF([.B90]=0; 0; LN([.B90]/(1-[.B90])))" office:value-type="float" office:value="-13.9643752006172" calcext:value-type="float">
            <text:p>-13.9643752006172</text:p>
          </table:table-cell>
          <table:table-cell table:formula="of:=IF([.B90]=0; 0; IF([.B90]=1; 1; 1/(1+EXP(-[.C90]-0.00365582172062786 ))))" office:value-type="float" office:value="0.00000086484092925739" calcext:value-type="float">
            <text:p>8.64840929257386E-07</text:p>
          </table:table-cell>
          <table:table-cell table:number-columns-repeated="6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539494" calcext:value-type="float">
            <text:p>0.00539494</text:p>
          </table:table-cell>
          <table:table-cell table:formula="of:=IF([.B91]=0; 0; LN([.B91]/(1-[.B91])))" office:value-type="float" office:value="-5.21688425650051" calcext:value-type="float">
            <text:p>-5.21688425650051</text:p>
          </table:table-cell>
          <table:table-cell table:formula="of:=IF([.B91]=0; 0; IF([.B91]=1; 1; 1/(1+EXP(-[.C91]-0.00365582172062786 ))))" office:value-type="float" office:value="0.0054145920474692" calcext:value-type="float">
            <text:p>0.0054145920474692</text:p>
          </table:table-cell>
          <table:table-cell table:number-columns-repeated="6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1" office:value-type="float" office:value="0.00000000000224248" calcext:value-type="float">
            <text:p>2.24E-12</text:p>
          </table:table-cell>
          <table:table-cell table:formula="of:=IF([.B92]=0; 0; LN([.B92]/(1-[.B92])))" office:value-type="float" office:value="-26.8234387196329" calcext:value-type="float">
            <text:p>-26.8234387196329</text:p>
          </table:table-cell>
          <table:table-cell table:formula="of:=IF([.B92]=0; 0; IF([.B92]=1; 1; 1/(1+EXP(-[.C92]-0.00365582172062786 ))))" office:value-type="float" office:value="0.00000000000225069311" calcext:value-type="float">
            <text:p>2.25069311077908E-12</text:p>
          </table:table-cell>
          <table:table-cell table:number-columns-repeated="6"/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222872" calcext:value-type="float">
            <text:p>0.00222872</text:p>
          </table:table-cell>
          <table:table-cell table:formula="of:=IF([.B93]=0; 0; LN([.B93]/(1-[.B93])))" office:value-type="float" office:value="-6.10409664204466" calcext:value-type="float">
            <text:p>-6.10409664204466</text:p>
          </table:table-cell>
          <table:table-cell table:formula="of:=IF([.B93]=0; 0; IF([.B93]=1; 1; 1/(1+EXP(-[.C93]-0.00365582172062786 ))))" office:value-type="float" office:value="0.00223686445572247" calcext:value-type="float">
            <text:p>0.0022368644557224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94]=0; 0; LN([.B94]/(1-[.B94])))" office:value-type="float" office:value="0" calcext:value-type="float">
            <text:p>0</text:p>
          </table:table-cell>
          <table:table-cell table:formula="of:=IF([.B94]=0; 0; IF([.B94]=1; 1; 1/(1+EXP(-[.C94]-0.00365582172062786 )))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192643" calcext:value-type="float">
            <text:p>1.93E-06</text:p>
          </table:table-cell>
          <table:table-cell table:formula="of:=IF([.B95]=0; 0; LN([.B95]/(1-[.B95])))" office:value-type="float" office:value="-13.1598400824316" calcext:value-type="float">
            <text:p>-13.1598400824316</text:p>
          </table:table-cell>
          <table:table-cell table:formula="of:=IF([.B95]=0; 0; IF([.B95]=1; 1; 1/(1+EXP(-[.C95]-0.00365582172062786 ))))" office:value-type="float" office:value="0.00000193348556009712" calcext:value-type="float">
            <text:p>1.93348556009712E-06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1" office:value-type="float" office:value="0.0000000303751" calcext:value-type="float">
            <text:p>3.04E-08</text:p>
          </table:table-cell>
          <table:table-cell table:formula="of:=IF([.B96]=0; 0; LN([.B96]/(1-[.B96])))" office:value-type="float" office:value="-17.3096426127349" calcext:value-type="float">
            <text:p>-17.3096426127349</text:p>
          </table:table-cell>
          <table:table-cell table:formula="of:=IF([.B96]=0; 0; IF([.B96]=1; 1; 1/(1+EXP(-[.C96]-0.00365582172062786 ))))" office:value-type="float" office:value="0.00000003048634917664" calcext:value-type="float">
            <text:p>3.0486349176635E-08</text:p>
          </table:table-cell>
          <table:table-cell table:number-columns-repeated="6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049414" calcext:value-type="float">
            <text:p>4.94E-09</text:p>
          </table:table-cell>
          <table:table-cell table:formula="of:=IF([.B97]=0; 0; LN([.B97]/(1-[.B97])))" office:value-type="float" office:value="-19.1256171401459" calcext:value-type="float">
            <text:p>-19.1256171401459</text:p>
          </table:table-cell>
          <table:table-cell table:formula="of:=IF([.B97]=0; 0; IF([.B97]=1; 1; 1/(1+EXP(-[.C97]-0.00365582172062786 ))))" office:value-type="float" office:value="0.00000000495949793862" calcext:value-type="float">
            <text:p>4.95949793862265E-09</text:p>
          </table:table-cell>
          <table:table-cell table:number-columns-repeated="6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1" office:value-type="float" office:value="0.00000000728092" calcext:value-type="float">
            <text:p>7.28E-09</text:p>
          </table:table-cell>
          <table:table-cell table:formula="of:=IF([.B98]=0; 0; LN([.B98]/(1-[.B98])))" office:value-type="float" office:value="-18.738008601815" calcext:value-type="float">
            <text:p>-18.738008601815</text:p>
          </table:table-cell>
          <table:table-cell table:formula="of:=IF([.B98]=0; 0; IF([.B98]=1; 1; 1/(1+EXP(-[.C98]-0.00365582172062786 ))))" office:value-type="float" office:value="0.0000000073075864595" calcext:value-type="float">
            <text:p>7.30758645949873E-09</text:p>
          </table:table-cell>
          <table:table-cell table:number-columns-repeated="6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1" office:value-type="float" office:value="0.00000000737586" calcext:value-type="float">
            <text:p>7.38E-09</text:p>
          </table:table-cell>
          <table:table-cell table:formula="of:=IF([.B99]=0; 0; LN([.B99]/(1-[.B99])))" office:value-type="float" office:value="-18.7250533239736" calcext:value-type="float">
            <text:p>-18.7250533239736</text:p>
          </table:table-cell>
          <table:table-cell table:formula="of:=IF([.B99]=0; 0; IF([.B99]=1; 1; 1/(1+EXP(-[.C99]-0.00365582172062786 ))))" office:value-type="float" office:value="0.00000000740287417842" calcext:value-type="float">
            <text:p>7.40287417841969E-09</text:p>
          </table:table-cell>
          <table:table-cell table:number-columns-repeated="6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426151" calcext:value-type="float">
            <text:p>4.26E-06</text:p>
          </table:table-cell>
          <table:table-cell table:formula="of:=IF([.B100]=0; 0; LN([.B100]/(1-[.B100])))" office:value-type="float" office:value="-12.3658827388762" calcext:value-type="float">
            <text:p>-12.3658827388762</text:p>
          </table:table-cell>
          <table:table-cell table:formula="of:=IF([.B100]=0; 0; IF([.B100]=1; 1; 1/(1+EXP(-[.C100]-0.00365582172062786 ))))" office:value-type="float" office:value="0.00000427711776640862" calcext:value-type="float">
            <text:p>4.27711776640862E-06</text:p>
          </table:table-cell>
          <table:table-cell table:number-columns-repeated="6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1" office:value-type="float" office:value="0.00000000248499" calcext:value-type="float">
            <text:p>2.48E-09</text:p>
          </table:table-cell>
          <table:table-cell table:formula="of:=IF([.B101]=0; 0; LN([.B101]/(1-[.B101])))" office:value-type="float" office:value="-19.8129971990658" calcext:value-type="float">
            <text:p>-19.8129971990658</text:p>
          </table:table-cell>
          <table:table-cell table:formula="of:=IF([.B101]=0; 0; IF([.B101]=1; 1; 1/(1+EXP(-[.C101]-0.00365582172062786 ))))" office:value-type="float" office:value="0.00000000249409130664" calcext:value-type="float">
            <text:p>2.49409130663553E-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00526591134399801" calcext:value-type="float">
            <text:p>0.000526591134399801</text:p>
          </table:table-cell>
          <table:table-cell table:style-name="ce3" table:formula="of:=AVERAGE([.C2:.C101])" office:value-type="float" office:value="-13.0881092004953" calcext:value-type="float">
            <text:p>-13.0881092004953</text:p>
          </table:table-cell>
          <table:table-cell table:style-name="ce3" table:formula="of:=AVERAGE([.D2:.D101])" office:value-type="float" office:value="0.000528483703756341" calcext:value-type="float">
            <text:p>0.000528483703756341</text:p>
          </table:table-cell>
          <table:table-cell table:number-columns-repeated="6"/>
        </table:table-row>
        <table:table-row table:style-name="ro1" table:number-rows-repeated="104847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50:39.772621609</meta:creation-date>
    <dc:date>2023-04-01T06:28:20.493848000</dc:date>
    <meta:editing-duration>PT3H17M49S</meta:editing-duration>
    <meta:editing-cycles>26</meta:editing-cycles>
    <meta:generator>LibreOffice/7.3.7.2$Linux_X86_64 LibreOffice_project/30$Build-2</meta:generator>
    <meta:document-statistic meta:table-count="1" meta:cell-count="408" meta:object-count="0"/>
  </office:meta>
</office:document-meta>
</file>